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ira Sans1" svg:font-family="'Fira Sans'" style:font-adornments="Kalın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adornments="Normal" style:font-pitch="variable"/>
    <style:font-face style:name="Roboto1" svg:font-family="Roboto" style:font-pitch="variable"/>
    <style:font-face style:name="Source Code Pro" svg:font-family="'Source Code Pro'" style:font-adornments="Normal" style:font-pitch="fixed"/>
    <style:font-face style:name="Source Sans Pro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05cm"/>
    </style:style>
    <style:style style:name="co2" style:family="table-column">
      <style:table-column-properties fo:break-before="auto" style:column-width="14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2cm" fo:break-before="page" style:use-optimal-row-height="false"/>
    </style:style>
    <style:style style:name="ro3" style:family="table-row">
      <style:table-row-properties style:row-height="2.499cm" fo:break-before="auto" style:use-optimal-row-height="false"/>
    </style:style>
    <style:style style:name="ro4" style:family="table-row">
      <style:table-row-properties style:row-height="3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aslik_5f_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8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fo:font-size="12pt" style:font-size-asian="12pt" style:font-size-complex="12pt"/>
    </style:style>
    <style:style style:name="ce3" style:family="table-cell" style:parent-style-name="Alt_5f_Baslik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Fonksiyon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Baslik_5f_">
      <style:table-cell-properties style:text-align-source="fix" style:repeat-content="false" fo:wrap-option="no-wrap" fo:border="0.51pt solid #2e7d32"/>
      <style:paragraph-properties fo:text-align="center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353cm"/>
      <style:text-properties style:font-name="Fira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font-name="Fira Sans" fo:font-size="12pt" style:font-size-asian="12pt" style:font-size-complex="12pt"/>
    </style:style>
    <style:style style:name="ce10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fo:font-size="12pt" style:font-size-asian="12pt" style:font-size-complex="12pt"/>
    </style:style>
    <style:style style:name="ce11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Fira Sans1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 style:vertical-align="middle"/>
      <style:text-properties style:font-name="Fira Sans"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weight="normal" fo:font-style="normal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Source Code Pro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Source Code Pro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Source Code Pro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tr" fo:country="TR" style:font-size-complex="15pt" style:text-line-through-mode="continuous" fo:font-style="normal" style:text-line-through-type="none" style:text-underline-style="none" style:text-underline-color="font-color" fo:font-weight="normal" style:font-name="Source Code Pro" style:text-overline-style="none" style:text-overline-color="font-color" style:language-asian="zh" style:country-asian="CN" fo:text-shadow="none" style:text-outline="false" fo:font-size="12pt" style:font-size-asian="15pt" style:font-relief="none" style:text-emphasize="none" style:font-style-complex="normal" style:font-style-asian="normal" style:font-weight-complex="normal" style:font-weight-asian="normal" style:font-name-complex="Tahoma" style:font-name-asian="Tahoma" style:language-complex="hi" style:country-complex="IN"/>
    </style:style>
    <style:style style:name="T8" style:family="text">
      <style:text-properties fo:language="tr" fo:country="TR" style:text-line-through-mode="continuous" fo:font-style="normal" style:text-line-through-type="none" style:text-underline-style="none" style:text-underline-color="font-color" fo:font-weight="normal" style:font-name="Source Code Pro" style:text-overline-style="none" style:text-overline-color="font-color" style:language-asian="zh" style:country-asian="CN" fo:text-shadow="none" style:text-outline="false" style:font-relief="none" style:text-emphasize="none" style:font-style-complex="normal" style:font-style-asian="normal" style:font-weight-complex="normal" style:font-weight-asian="normal" style:font-name-complex="Tahoma" style:font-name-asian="Tahoma" style:language-complex="hi" style:country-complex="IN" style:font-size-complex="12pt" style:font-size-asian="12pt" fo:font-size="10pt"/>
    </style:style>
    <style:style style:name="T9" style:family="text">
      <style:text-properties style:font-name="Source Code Pro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5pt" style:font-size-complex="15pt"/>
    </style:style>
    <style:style style:name="T10" style:family="text">
      <style:text-properties style:font-name="Source Code Pro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11" style:family="text">
      <style:text-properties style:font-name="Source Code Pro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tyle-asian="normal" style:font-style-complex="normal" style:text-emphasize="none" style:font-relief="none" style:text-overline-style="none" style:text-overline-color="font-color" fo:font-size="12pt" style:font-size-asian="12pt" style:font-size-complex="12pt" fo:font-weight="bold" style:font-weight-asian="bold" style:font-weight-complex="bold"/>
    </style:style>
    <style:style style:name="T12" style:family="text">
      <style:text-properties fo:font-size="12pt" style:font-size-asian="12pt" style:font-size-complex="12pt"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weight="normal" style:text-underline-style="solid" style:text-underline-width="auto" style:text-underline-color="font-color" style:font-weight-asian="normal" style:font-weight-complex="normal" fo:font-size="12pt" style:font-size-asian="12pt" style:font-size-complex="12pt"/>
    </style:style>
    <style:style style:name="T15" style:family="text">
      <style:text-properties style:font-name="Fira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Fira Sans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7" style:family="text">
      <style:text-properties style:font-name="Fira Sans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use-window-font-color="true"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12pt" style:font-size-asian="12pt" style:font-size-complex="12pt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style:font-name="Fira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weight="bold" style:font-weight-asian="bold" style:font-weight-complex="bold" style:use-window-font-color="true"/>
    </style:style>
    <style:style style:name="T2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6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style:use-window-font-color="true"/>
    </style:style>
    <style:style style:name="T27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8" style:family="text">
      <style:text-properties style:font-name="Roboto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Roboto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0" style:family="text">
      <style:text-properties style:font-name="Roboto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1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Roboto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Roboto" fo:font-size="12pt" style:font-size-asian="12pt" style:font-size-complex="12pt"/>
    </style:style>
    <style:style style:name="T34" style:family="text">
      <style:text-properties style:use-window-font-color="tru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ndas_Ozet_Bilgi_Turkce" table:style-name="ta1" table:print-ranges="Pandas_Ozet_Bilgi_Turkce.A1:Pandas_Ozet_Bilgi_Turkce.B14 Pandas_Ozet_Bilgi_Turkce.A15:Pandas_Ozet_Bilgi_Turkce.B26 Pandas_Ozet_Bilgi_Turkce.A27:Pandas_Ozet_Bilgi_Turkce.B45">
        <table:table-column table:style-name="co1" table:default-cell-style-name="ce9"/>
        <table:table-column table:style-name="co2" table:default-cell-style-name="ce9"/>
        <table:table-column table:style-name="co3" table:number-columns-repeated="1019" table:default-cell-style-name="ce54"/>
        <table:table-column table:style-name="co3" table:number-columns-repeated="3" table:default-cell-style-name="ce28"/>
        <table:table-row table:style-name="ro1">
          <table:table-cell table:style-name="ce1" office:value-type="string" calcext:value-type="string" table:number-columns-spanned="2" table:number-rows-spanned="1">
            <text:p>.:: AÇIKLAMA ::.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2" office:value-type="string" calcext:value-type="string">
            <text:p>import <text:span text:style-name="T1">pandas</text:span> as <text:span text:style-name="T1">pd</text:span></text:p>
          </table:table-cell>
          <table:table-cell table:style-name="ce10" office:value-type="string" calcext:value-type="string">
            <text:p><text:span text:style-name="T15">pd</text:span><text:span text:style-name="T16"> : </text:span><text:span text:style-name="T1">pandas</text:span> kütüphanesi için atanmış kısaltmayı temsil eder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df</text:span> = pd.DataFrame(Veri_Yapısı)</text:p>
            <text:p><text:span text:style-name="T1">df</text:span> = pd.read_excel(“excel.xlsx”)</text:p>
          </table:table-cell>
          <table:table-cell table:style-name="ce10" office:value-type="string" calcext:value-type="string">
            <text:p><text:span text:style-name="T15">df : </text:span><text:span text:style-name="T16">Oluşturulan </text:span><text:span text:style-name="T17">Veri Çerçevesi</text:span><text:span text:style-name="T16">ne (</text:span><text:span text:style-name="T17">Data Frame</text:span><text:span text:style-name="T16">’e) atanan kısaltmayı temsil eder. Bu kısaltmalar aşağıda kullanılmıştır.</text:span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.:: VERİ ÇERÇEVESİ OLUŞTUR ::.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3" office:value-type="string" calcext:value-type="string">
            <text:p>Fonksiyon / Metot / Parametre</text:p>
          </table:table-cell>
          <table:table-cell table:style-name="ce3" office:value-type="string" calcext:value-type="string">
            <text:p>Açıklam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d.<text:span text:style-name="T1">DataFrame(</text:span><text:span text:style-name="T2">dosya, nesne ya da sözlük</text:span><text:span text:style-name="T1">)</text:span></text:p>
          </table:table-cell>
          <table:table-cell table:style-name="ce11" office:value-type="string" calcext:value-type="string">
            <text:p><text:span text:style-name="T18">Bir Dosyadan, İterable </text:span><text:span text:style-name="T19">Nesneden ya da Sözlük yapısından Veri Çerçevesi (Data Frame) Oluştur.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d.<text:span text:style-name="T1">read_csv(</text:span>“dosya_adı.csv”<text:span text:style-name="T1">)</text:span></text:p>
          </table:table-cell>
          <table:table-cell table:style-name="ce20" office:value-type="string" calcext:value-type="string">
            <text:p>CSV dosyasını içe aktararak Veri Çerçevesi Oluştu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3">pd.</text:span><text:span text:style-name="T4">read_excel(</text:span><text:span text:style-name="T5">“dosya_adı</text:span>.uzantı”<text:span text:style-name="T1">)</text:span></text:p>
          </table:table-cell>
          <table:table-cell table:style-name="ce20" office:value-type="string" calcext:value-type="string">
            <text:p>Excel, Calc dosyalarını içe aktararak Veri Çerçevesi Oluştur.</text:p>
            <text:p>Bu fonksiyon <text:span text:style-name="T20">xls, xlsx, xlsm, xlsb, odf, ods </text:span><text:span text:style-name="T21">ve</text:span><text:span text:style-name="T20"> odt</text:span> uzantılı dosyaları destekle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d.<text:span text:style-name="T1">read_sql(</text:span>query,connection_object<text:span text:style-name="T1">)</text:span></text:p>
          </table:table-cell>
          <table:table-cell table:style-name="ce20" office:value-type="string" calcext:value-type="string">
            <text:p>Bir SQL veritabanını içe aktararak Veri Çerçevesi Oluştu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d.<text:span text:style-name="T1">read_html(</text:span>url<text:span text:style-name="T1">)</text:span></text:p>
          </table:table-cell>
          <table:table-cell table:style-name="ce20" office:value-type="string" calcext:value-type="string">
            <text:p>Bir URL (websitesi) ya da yerel html dosyasından tablo içe aktararak Veri Çerçevesi Oluştu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3">pd.</text:span><text:span text:style-name="T4">read_json(</text:span><text:span text:style-name="T5">dosya_adı.json</text:span><text:span text:style-name="T1">)</text:span></text:p>
          </table:table-cell>
          <table:table-cell table:style-name="ce20" office:value-type="string" calcext:value-type="string">
            <text:p>JSON biçimindeki dosyayı içe aktararak Veri Çerçevesi Oluştu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3">pd.</text:span><text:span text:style-name="T4">read_table(</text:span><text:span text:style-name="T5">dosya_adı.csv</text:span><text:span text:style-name="T1">)</text:span></text:p>
          </table:table-cell>
          <table:table-cell table:style-name="ce20" office:value-type="string" calcext:value-type="string" table:number-columns-spanned="1" table:number-rows-spanned="2">
            <text:p><text:span text:style-name="T22">CSV dosyasını tablo olarak içe aktararak Veri Çerçevesi Oluştur.</text:span> <text:span text:style-name="T1">delimiter </text:span><text:span text:style-name="T6">parametresi ile, tablo verilerini sütunlara bölebiliriz. Aksi halde her satırdaki veri bir sütuna yazılır.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d.<text:span text:style-name="T1">read_table(</text:span>“dosya_adı.csv”, <text:span text:style-name="T1">delimiter=”,”)</text:span></text:p>
          </table:table-cell>
          <table:covered-table-cell table:style-name="ce20"/>
          <table:table-cell table:number-columns-repeated="1022"/>
        </table:table-row>
        <table:table-row table:style-name="ro1">
          <table:table-cell table:style-name="ce4" office:value-type="string" calcext:value-type="string">
            <text:p>pd.<text:span text:style-name="T1">read_clipboard()</text:span></text:p>
          </table:table-cell>
          <table:table-cell table:style-name="ce20" office:value-type="string" calcext:value-type="string">
            <text:p><text:span text:style-name="T1">CTRL + C</text:span> ile Panoya kopyaladığımız veriyi (örneğin bir Excel tablosu ya da websitesindeki tabloyu) Veri Çerçevesine dönüştürü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.:: VERİ ÇERÇEVESİNİ KEŞFET ::.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3" office:value-type="string" calcext:value-type="string">
            <text:p>Fonksiyon / Metot / Parametre</text:p>
          </table:table-cell>
          <table:table-cell table:style-name="ce3" office:value-type="string" calcext:value-type="string">
            <text:p>Açıklam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head() / </text:span>df.<text:span text:style-name="T1">head(</text:span><text:span text:style-name="T6">n</text:span><text:span text:style-name="T1">)</text:span></text:p>
          </table:table-cell>
          <table:table-cell table:style-name="ce20" office:value-type="string" calcext:value-type="string">
            <text:p>Veri Çerçevesinin <text:span text:style-name="T1">ilk </text:span><text:span text:style-name="T23">n</text:span><text:span text:style-name="T1"> satırını</text:span> görüntüler. Parantez içerisine sayı yazmazsak ilk 5 satırı görüntüler. Böylece Veri Çerçevesi hakkında ön bilgi edinmemizi sağla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tail()</text:span> / df.<text:span text:style-name="T1">tail(</text:span><text:span text:style-name="T6">n</text:span><text:span text:style-name="T1">)</text:span></text:p>
          </table:table-cell>
          <table:table-cell table:style-name="ce20" office:value-type="string" calcext:value-type="string">
            <text:p><text:span text:style-name="T24">Veri Çerçevesinin </text:span><text:span text:style-name="T25">son </text:span><text:span text:style-name="T26">n</text:span><text:span text:style-name="T25"> satırını</text:span><text:span text:style-name="T27"> görüntüler. Parantez içerisine sayı yazmazsak ilk 5 satırı görüntüler.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columns</text:span></text:p>
          </table:table-cell>
          <table:table-cell table:style-name="ce20" office:value-type="string" calcext:value-type="string">
            <text:p>Veri Çerçevelerinin <text:span text:style-name="T1">başlık satırını</text:span> çıktı olarak verir / görüntüle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len(</text:span>df<text:span text:style-name="T1">)</text:span></text:p>
          </table:table-cell>
          <table:table-cell table:style-name="ce20" office:value-type="string" calcext:value-type="string">
            <text:p>Veri Çerçevesinin <text:span text:style-name="T1">kaç satırdan oluştuğu</text:span> bilgisini döndürü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info()</text:span></text:p>
          </table:table-cell>
          <table:table-cell table:style-name="ce20" office:value-type="string" calcext:value-type="string">
            <text:p>Veri Çerçevesinin satır ve sütun sayısı, başlık tipleri (sayı, metin, ...vb) ve doluluk oranı (boş olmayan hücre sayısı) hakkında bilgi görüntüle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dtypes</text:span></text:p>
          </table:table-cell>
          <table:table-cell table:style-name="ce20" office:value-type="string" calcext:value-type="string">
            <text:p>Veri çerçevesinin <text:span text:style-name="T1">başlık tiplerini </text:span>görüntüle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describe()</text:span></text:p>
          </table:table-cell>
          <table:table-cell table:style-name="ce20" office:value-type="string" calcext:value-type="string">
            <text:p>Sayısal veri barındıran sütunlar hakkında detaylı matematiksel bilgiler verir. (Kaç adet veri olduğu, ortalamaları, en küçük ve en büyük sayı,...vb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shape</text:span></text:p>
          </table:table-cell>
          <table:table-cell table:style-name="ce20" office:value-type="string" calcext:value-type="string">
            <text:p><text:span text:style-name="T22">Veri Çerçevesinin satır ve sütun bilgisini döndürür/görüntüler</text:span>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index</text:span></text:p>
          </table:table-cell>
          <table:table-cell table:style-name="ce20" office:value-type="string" calcext:value-type="string">
            <text:p>Veri Çerçevesinin indeks isimlerini döndürür/görüntüle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isnull().any()</text:span></text:p>
          </table:table-cell>
          <table:table-cell table:style-name="ce20" office:value-type="string" calcext:value-type="string">
            <text:p><text:span text:style-name="T22">Veri Çerçevesinin </text:span>herhangi bir boş değer içerip içermediğini görüntüler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2" table:number-rows-spanned="1">
            <text:p>.:: VERİ ÇERÇEVESİNİ DÜZENLE ::.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3" office:value-type="string" calcext:value-type="string">
            <text:p>Fonksiyon / Metot / Parametre</text:p>
          </table:table-cell>
          <table:table-cell table:style-name="ce3" office:value-type="string" calcext:value-type="string">
            <text:p>Açıklama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f = pd.read_excel(“dosya_adı.xls” ,<text:span text:style-name="T1">index_col=</text:span>0)</text:p>
          </table:table-cell>
          <table:table-cell table:style-name="ce20" office:value-type="string" calcext:value-type="string">
            <text:p>Veri Çerçevesi (Data Frame) oluştururken, sütunlardan birini, indeks değeri olarak ayarlamak/atamak için <text:span text:style-name="T1">index_col</text:span> parametresi kullanılır. Parametreye, değer olarak, indis olarak atanacak Sütunun indis değeri yazılı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set_index(</text:span><text:span text:style-name="T6">“Sütun_adı”</text:span><text:span text:style-name="T1">)</text:span></text:p>
          </table:table-cell>
          <table:table-cell table:style-name="ce20" office:value-type="string" calcext:value-type="string">
            <text:p>Veri Çerçevesi oluşturduktan sonra, istediğimiz zaman indeks değerlerini değiştiremek / atamak için <text:span text:style-name="T1">set_index() </text:span>parametresi kullanılı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pan text:style-name="T7">df = pd.read_excel(“dosya_adı.xls”,</text:span><text:span text:style-name="T8"> </text:span><text:span text:style-name="T1">usecols</text:span> = [“Sütun1”, “Sütun5”, Sütun9”]</text:p>
          </table:table-cell>
          <table:table-cell table:style-name="ce20" office:value-type="string" calcext:value-type="string" table:number-columns-spanned="1" table:number-rows-spanned="2">
            <text:p><text:span text:style-name="T28">Veri Çerçevesi (DataFrame) oluştururken, sadece istediğimiz sütunları kullanmak istediğimizde </text:span><text:span text:style-name="T29">usecols</text:span><text:span text:style-name="T30"> </text:span><text:span text:style-name="T6">parametresini kullanmalıyız. Değer olarak </text:span><text:span text:style-name="T1">sütun adı</text:span><text:span text:style-name="T6"> ya da </text:span><text:span text:style-name="T1">sütun indisi</text:span><text:span text:style-name="T6"> yazılabilir.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pan text:style-name="T9">df = pd.read_excel(“dosya_adı.xls”, </text:span><text:span text:style-name="T1">usecols</text:span> = [2,3,8]</text:p>
          </table:table-cell>
          <table:covered-table-cell table:style-name="ce20"/>
          <table:table-cell table:number-columns-repeated="1022"/>
        </table:table-row>
        <table:table-row table:style-name="ro1">
          <table:table-cell table:style-name="ce5" office:value-type="string" calcext:value-type="string">
            <text:p><text:span text:style-name="T10">df = pd.read_excel(“dosya_adı.xls”, </text:span><text:span text:style-name="T11">skiprow</text:span><text:span text:style-name="T12">s</text:span><text:span text:style-name="T13"> = [0,5,6]</text:span></text:p>
          </table:table-cell>
          <table:table-cell table:style-name="ce20" office:value-type="string" calcext:value-type="string">
            <text:p><text:span text:style-name="T31">Veri Çerçevesi (DataFrame) oluştururken</text:span>, atlamak / göz ardı etmek Veri Çerçevesine dahil etmemek için, <text:span text:style-name="T1">skiprows</text:span> parametresi kullanmalıyız.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<text:span text:style-name="T1">df["Yeni_Sütun_Adı"]</text:span> = <text:span text:style-name="T1">Atanacak_Değerler</text:span></text:p>
            <text:p/>
            <text:p><text:span text:style-name="T14">Örnek:</text:span></text:p>
            <text:p><text:span text:style-name="T10">df[“Toplam”] = df[“Sütun1”] + df[“Sütun2”]</text:span></text:p>
          </table:table-cell>
          <table:table-cell table:style-name="ce20" office:value-type="string" calcext:value-type="string">
            <text:p>Veri Çerçevesi (DataFrame) <text:span text:style-name="T1">Yeni Sütun eklemek</text:span> ve bu sütuna <text:span text:style-name="T1">Değer Atamak</text:span> için bu yapıyı kullanabiliriz. Atanacak_Değerler, Liste yapısında olabileceği gibi, Diğer sütunların kopyası, matematik, mantık ya da karşılaştırma operatörleri ile belirlenmiş halleri de olabilir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df.<text:span text:style-name="T1">drop(</text:span>"Satır ya da Sütun Adı", <text:span text:style-name="T1">axis</text:span>=0/1, <text:span text:style-name="T1">inplace</text:span>=True/False)</text:p>
          </table:table-cell>
          <table:table-cell table:style-name="ce20" office:value-type="string" calcext:value-type="string">
            <text:p>Veri Çerçevesinden (Data Frame’den)  <text:span text:style-name="T1">Satır ya da Sütun Silmek</text:span> istediğimizde <text:span text:style-name="T1">drop()</text:span> metodunu kullanabiliriz.</text:p>
            <text:p><text:span text:style-name="T1">axis = 0</text:span> (Sıfır) <text:span text:style-name="T1">Satırları,   axis = 1 </text:span>(Bir) <text:span text:style-name="T1">Sütunları</text:span> temsil eder.</text:p>
            <text:p><text:span text:style-name="T32">inplace </text:span><text:span text:style-name="T30">parametresi, g</text:span><text:span text:style-name="T33">erçekleştirilen silme işleminin </text:span>kalıcı ya da geçici olmasını ayarladığımız kısımdır. <text:span text:style-name="T1">inplace = True</text:span> yazılırsa, yapılan işlem kalıcı hale gelecektir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2" table:number-rows-spanned="1">
            <text:p>.:: STRİNG METOTLARI ::.</text:p>
          </table:table-cell>
          <table:covered-table-cell table:style-name="ce20"/>
          <table:table-cell table:number-columns-repeated="1022"/>
        </table:table-row>
        <table:table-row table:style-name="ro1">
          <table:table-cell table:style-name="ce4" office:value-type="string" calcext:value-type="string">
            <text:p>df[“Sütun1”].<text:span text:style-name="T1">str.upper()</text:span></text:p>
          </table:table-cell>
          <table:table-cell table:style-name="ce20" office:value-type="string" calcext:value-type="string">
            <text:p><text:span text:style-name="T1">Sütun1</text:span>’deki Metinsel ifadelerin tümünü <text:span text:style-name="T1">büyük harf çevirir</text:span>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[“Sütun1”].<text:span text:style-name="T1">str.lower()</text:span></text:p>
          </table:table-cell>
          <table:table-cell table:style-name="ce20" office:value-type="string" calcext:value-type="string">
            <text:p><text:span text:style-name="T1">Sütun1</text:span>’deki Metinsel ifadelerin tümünü <text:span text:style-name="T1">küçük harf çevirir</text:span>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[“Sütun1”].<text:span text:style-name="T1">str.capitalize()</text:span></text:p>
          </table:table-cell>
          <table:table-cell table:style-name="ce20" office:value-type="string" calcext:value-type="string">
            <text:p><text:span text:style-name="T1">Sütun1</text:span>’deki Metinsel ifadelerin sadece baş harflerini <text:span text:style-name="T1">büyük harf çevirir</text:span>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.:: VERİYİ DIŞA AKTAR / FARKLI BİÇİMDE KAYDET ::.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3" office:value-type="string" calcext:value-type="string">
            <text:p>Fonksiyon / Metot / Parametre</text:p>
          </table:table-cell>
          <table:table-cell table:style-name="ce3" office:value-type="string" calcext:value-type="string">
            <text:p>Açıklam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to_csv(“dosya_adı.csv”)</text:span></text:p>
          </table:table-cell>
          <table:table-cell table:style-name="ce21" office:value-type="string" calcext:value-type="string">
            <text:p>Veri Çerçevesini <text:span text:style-name="T1">CSV dosyası </text:span>olarak <text:span text:style-name="T1">Dışa Aktar/Kaydet</text:span>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to_excel(“dosya_adı.uzantı”)</text:span></text:p>
          </table:table-cell>
          <table:table-cell table:style-name="ce25" office:value-type="string" calcext:value-type="string">
            <text:p><text:span text:style-name="T24">Veri Çerçevesini </text:span><text:span text:style-name="T25">Excel / Calc</text:span><text:span text:style-name="T27"> olarak </text:span><text:span text:style-name="T25">Dışa Aktar/Kaydet.</text:span></text:p>
            <text:p><text:span text:style-name="T34">xls, xlsx, xlsm, xlsb, odf, ods</text:span><text:span text:style-name="T27"> ve </text:span><text:span text:style-name="T35">odt</text:span><text:span text:style-name="T27"> uzantılı dosyalar desteklenir.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to_sql(tablo_adı,baglantı_nesnesi)</text:span></text:p>
          </table:table-cell>
          <table:table-cell table:style-name="ce26" office:value-type="string" calcext:value-type="string">
            <text:p>Veri Çerçevesini <text:span text:style-name="T1">SQL Veri Tabanı</text:span> olarak <text:span text:style-name="T1">Dışa Aktar/Kaydet</text:span>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f.<text:span text:style-name="T1">to_json(“dosya_adı.json”)</text:span></text:p>
          </table:table-cell>
          <table:table-cell table:style-name="ce26" office:value-type="string" calcext:value-type="string">
            <text:p>Veri Çerçevesini <text:span text:style-name="T1">JSON dosyası</text:span> olarak <text:span text:style-name="T1">Dışa Aktar/Kaydet.</text:span>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ira Sans1" svg:font-family="'Fira Sans'" style:font-adornments="Kalın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adornments="Normal" style:font-pitch="variable"/>
    <style:font-face style:name="Roboto1" svg:font-family="Roboto" style:font-pitch="variable"/>
    <style:font-face style:name="Source Code Pro" svg:font-family="'Source Code Pro'" style:font-adornments="Normal" style:font-pitch="fixed"/>
    <style:font-face style:name="Source Sans Pro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lik_5f_" style:display-name="Baslik_" style:family="table-cell" style:parent-style-name="Default">
      <style:table-cell-properties fo:background-color="#dcedc8" style:diagonal-bl-tr="none" style:diagonal-tl-br="none" style:vertical-align="middle"/>
      <style:text-properties style:font-name="Fira Sans1" fo:font-family="'Fira Sans'" style:font-style-name="Kalın" style:font-family-generic="swiss" style:font-pitch="variable" fo:font-size="14pt" fo:font-weight="bold"/>
    </style:style>
    <style:style style:name="kod" style:family="table-cell" style:parent-style-name="Default">
      <style:text-properties style:font-name="Source Sans Pro" fo:font-family="'Source Sans Pro'" style:font-style-name="Normal" style:font-family-generic="swiss" style:font-pitch="variable"/>
    </style:style>
    <style:style style:name="Fonksiyon" style:family="table-cell" style:parent-style-name="Default">
      <style:text-properties style:font-name="Source Code Pro" fo:font-family="'Source Code Pro'" style:font-style-name="Normal" style:font-pitch="fixed" fo:font-size="13pt"/>
    </style:style>
    <style:style style:name="Alt_5f_Baslik" style:display-name="Alt_Baslik" style:family="table-cell" style:parent-style-name="Default">
      <style:table-cell-properties fo:background-color="#fff9c4"/>
      <style:text-properties style:font-name="Fira Sans1" fo:font-family="'Fira Sans'" style:font-style-name="Kalın" style:font-family-generic="swiss" style:font-pitch="variable" fo:font-size="12pt" fo:font-weight="bold"/>
    </style:style>
    <style:style style:name="Aciklama" style:family="table-cell" style:parent-style-name="Default">
      <style:text-properties style:font-name="Roboto" fo:font-family="Roboto" style:font-style-name="Normal" style:font-pitch="variable" fo:font-size="12pt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text-outline="false" style:text-line-through-style="none" style:text-line-through-type="none" style:font-name="Roboto" fo:font-size="2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Roboto" fo:font-size="20pt"/>
    </style:style>
    <style:style style:name="MT3" style:family="text">
      <style:text-properties style:text-outline="false" style:text-line-through-style="none" style:text-line-through-type="none" style:font-name="Roboto" fo:font-size="14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Pandas Kütüphanesi -</text:span><text:span text:style-name="MT2"> Veri Çerçevesi (Data Frame) Özet Bilgileri (CheatSheet)</text:span></text:p>
      </style:header>
      <style:header-left style:display="false"/>
      <style:header-first style:display="false"/>
      <style:footer>
        <style:region-left>
          <text:p><text:span text:style-name="MT3">https://mhalil.github.io/</text:span></text:p>
        </style:region-left>
        <style:region-center>
          <text:p><text:span text:style-name="MT1">Sayfa </text:span><text:span text:style-name="MT1"><text:page-number>1</text:page-number></text:span><text:span text:style-name="MT1"><text:s/>/ </text:span><text:span text:style-name="MT1"><text:page-count>99</text:page-count></text:span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08:51:12.129000000</meta:creation-date>
    <dc:date>2022-07-16T18:31:49.811829063</dc:date>
    <meta:editing-duration>PT6H31M22S</meta:editing-duration>
    <meta:editing-cycles>158</meta:editing-cycles>
    <meta:generator>LibreOffice/7.3.4.2$Linux_X86_64 LibreOffice_project/728fec16bd5f605073805c3c9e7c4212a0120dc5</meta:generator>
    <meta:document-statistic meta:table-count="1" meta:cell-count="82" meta:object-count="0"/>
  </office:meta>
</office:document-meta>
</file>